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100000014000000265ABBF5E37F9274CC.png" manifest:media-type="image/png"/>
  <manifest:file-entry manifest:full-path="Pictures/2000001E00000207000003E5E7D858D6C713E3D0.svm" manifest:media-type="image/x-svm"/>
  <manifest:file-entry manifest:full-path="Pictures/10000001000000140000002668143BF4CE41ED3B.png" manifest:media-type="image/png"/>
  <manifest:file-entry manifest:full-path="Pictures/2000001E00000207000003E5AB2932078C11BB92.svm" manifest:media-type="image/x-svm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Normal" style:font-family-generic="roman"/>
  </office:font-face-decls>
  <office:automatic-styles>
    <style:style style:name="Tableau1" style:family="table">
      <style:table-properties style:width="9.68cm" table:align="center"/>
    </style:style>
    <style:style style:name="Tableau1.A" style:family="table-column">
      <style:table-column-properties style:column-width="1.074cm"/>
    </style:style>
    <style:style style:name="Tableau1.B" style:family="table-column">
      <style:table-column-properties style:column-width="1.076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I1" style:family="table-cell">
      <style:table-cell-properties fo:padding="0.097cm" fo:border="1pt solid #000000"/>
    </style:style>
    <style:style style:name="P1" style:family="paragraph" style:parent-style-name="Standard">
      <style:text-properties officeooo:paragraph-rsid="01022484"/>
    </style:style>
    <style:style style:name="P2" style:family="paragraph" style:parent-style-name="Standard">
      <style:paragraph-properties fo:line-height="150%"/>
      <style:text-properties officeooo:paragraph-rsid="0100a8fc"/>
    </style:style>
    <style:style style:name="P3" style:family="paragraph" style:parent-style-name="Standard">
      <style:paragraph-properties fo:line-height="150%"/>
      <style:text-properties officeooo:paragraph-rsid="01049089"/>
    </style:style>
    <style:style style:name="P4" style:family="paragraph" style:parent-style-name="Standard">
      <style:text-properties officeooo:rsid="00fc2629" officeooo:paragraph-rsid="00fc2629"/>
    </style:style>
    <style:style style:name="P5" style:family="paragraph" style:parent-style-name="Standard">
      <style:text-properties officeooo:rsid="00fd48d3" officeooo:paragraph-rsid="00fd48d3"/>
    </style:style>
    <style:style style:name="P6" style:family="paragraph" style:parent-style-name="Standard">
      <style:text-properties officeooo:rsid="00fd84c7" officeooo:paragraph-rsid="00fd84c7"/>
    </style:style>
    <style:style style:name="P7" style:family="paragraph" style:parent-style-name="Standard">
      <style:text-properties fo:font-weight="bold" officeooo:rsid="00fd84c7" officeooo:paragraph-rsid="00fd84c7" style:font-weight-asian="bold" style:font-weight-complex="bold"/>
    </style:style>
    <style:style style:name="P8" style:family="paragraph" style:parent-style-name="Standard">
      <style:text-properties officeooo:rsid="01022484" officeooo:paragraph-rsid="01022484"/>
    </style:style>
    <style:style style:name="P9" style:family="paragraph" style:parent-style-name="Standard">
      <style:text-properties officeooo:rsid="00160471" officeooo:paragraph-rsid="01034530"/>
    </style:style>
    <style:style style:name="P10" style:family="paragraph" style:parent-style-name="Standard">
      <style:paragraph-properties>
        <style:tab-stops>
          <style:tab-stop style:position="7.969cm"/>
        </style:tab-stops>
      </style:paragraph-properties>
      <style:text-properties officeooo:paragraph-rsid="01034530"/>
    </style:style>
    <style:style style:name="P11" style:family="paragraph" style:parent-style-name="Standard">
      <style:text-properties officeooo:paragraph-rsid="01034530" fo:background-color="#cccccc"/>
    </style:style>
    <style:style style:name="P12" style:family="paragraph" style:parent-style-name="Standard">
      <style:text-properties officeooo:paragraph-rsid="01034530"/>
    </style:style>
    <style:style style:name="P13" style:family="paragraph" style:parent-style-name="tfCours">
      <style:text-properties officeooo:paragraph-rsid="01034530"/>
    </style:style>
    <style:style style:name="P14" style:family="paragraph" style:parent-style-name="Standard">
      <style:text-properties officeooo:rsid="01034530" officeooo:paragraph-rsid="01034530"/>
    </style:style>
    <style:style style:name="P15" style:family="paragraph" style:parent-style-name="Standard">
      <style:text-properties officeooo:rsid="01049089" officeooo:paragraph-rsid="01049089"/>
    </style:style>
    <style:style style:name="P16" style:family="paragraph" style:parent-style-name="Standard">
      <style:paragraph-properties fo:line-height="150%"/>
      <style:text-properties officeooo:rsid="01049089" officeooo:paragraph-rsid="01049089"/>
    </style:style>
    <style:style style:name="P17" style:family="paragraph" style:parent-style-name="Standard">
      <style:text-properties officeooo:rsid="010547bb" officeooo:paragraph-rsid="010547bb"/>
    </style:style>
    <style:style style:name="P18" style:family="paragraph" style:parent-style-name="Standard">
      <style:text-properties officeooo:paragraph-rsid="0105a78e"/>
    </style:style>
    <style:style style:name="P19" style:family="paragraph" style:parent-style-name="Standard">
      <style:text-properties officeooo:paragraph-rsid="0109cc65"/>
    </style:style>
    <style:style style:name="P20" style:family="paragraph" style:parent-style-name="Standard">
      <style:paragraph-properties fo:text-align="center" style:justify-single-word="false"/>
      <style:text-properties officeooo:paragraph-rsid="0105a78e"/>
    </style:style>
    <style:style style:name="P21" style:family="paragraph" style:parent-style-name="Standard">
      <style:text-properties officeooo:rsid="010b5a77" officeooo:paragraph-rsid="010b5a77"/>
    </style:style>
    <style:style style:name="P22" style:family="paragraph" style:parent-style-name="Standard">
      <style:text-properties officeooo:paragraph-rsid="010b5a77"/>
    </style:style>
    <style:style style:name="P23" style:family="paragraph" style:parent-style-name="Standard">
      <style:paragraph-properties fo:line-height="150%"/>
      <style:text-properties style:font-name="Times New Roman1" officeooo:rsid="006855d6" officeooo:paragraph-rsid="01049089" style:font-name-asian="SimSun" style:font-name-complex="Mangal"/>
    </style:style>
    <style:style style:name="P24" style:family="paragraph" style:parent-style-name="Standard">
      <style:text-properties fo:font-weight="normal" officeooo:rsid="010b5a77" officeooo:paragraph-rsid="010b5a77" style:font-weight-asian="normal" style:font-weight-complex="normal"/>
    </style:style>
    <style:style style:name="P2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f9e420" officeooo:paragraph-rsid="0029ba73" style:font-size-asian="20pt" style:font-weight-asian="bold" style:font-size-complex="20pt" style:font-weight-complex="bold"/>
    </style:style>
    <style:style style:name="P26" style:family="paragraph" style:parent-style-name="Standard" style:list-style-name="tfPuce">
      <style:text-properties officeooo:paragraph-rsid="01022484"/>
    </style:style>
    <style:style style:name="P27" style:family="paragraph" style:parent-style-name="Standard" style:list-style-name="tfPuce">
      <style:paragraph-properties fo:line-height="150%"/>
      <style:text-properties officeooo:rsid="00fc18a6" officeooo:paragraph-rsid="00fc18a6"/>
    </style:style>
    <style:style style:name="P28" style:family="paragraph" style:parent-style-name="Standard" style:list-style-name="tfPuce">
      <style:text-properties officeooo:rsid="00fc2629" officeooo:paragraph-rsid="00fc2629"/>
    </style:style>
    <style:style style:name="P29" style:family="paragraph" style:parent-style-name="Standard" style:list-style-name="tfPuce">
      <style:text-properties officeooo:rsid="01022484" officeooo:paragraph-rsid="01022484"/>
    </style:style>
    <style:style style:name="P30" style:family="paragraph" style:parent-style-name="tfCours" style:list-style-name="tfPuce">
      <style:text-properties officeooo:paragraph-rsid="010800d8"/>
    </style:style>
    <style:style style:name="P31" style:family="paragraph" style:parent-style-name="tfCours" style:list-style-name="tfPuce">
      <style:text-properties officeooo:rsid="010800d8" officeooo:paragraph-rsid="010800d8"/>
    </style:style>
    <style:style style:name="P32" style:family="paragraph" style:parent-style-name="tfTitre_20_1_29_">
      <style:text-properties officeooo:paragraph-rsid="01034530"/>
    </style:style>
    <style:style style:name="P33" style:family="paragraph" style:parent-style-name="tfTitre_20_1_29_">
      <style:paragraph-properties fo:break-before="page"/>
    </style:style>
    <style:style style:name="P34" style:family="paragraph" style:parent-style-name="tfTitre_20_I_29_">
      <style:text-properties fo:text-transform="uppercase" style:font-name="Arial1" fo:font-size="22pt" fo:font-style="italic" fo:font-weight="bold" officeooo:rsid="00fb4ffa" officeooo:paragraph-rsid="00fb4ffa" style:font-size-asian="20pt" style:font-weight-asian="bold" style:font-size-complex="20pt" style:font-weight-complex="bold"/>
    </style:style>
    <style:style style:name="P35" style:family="paragraph" style:parent-style-name="tfTitre_20_I_29_">
      <style:paragraph-properties fo:break-before="page"/>
    </style:style>
    <style:style style:name="P3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</style:style>
    <style:style style:name="P40" style:family="paragraph">
      <style:paragraph-properties fo:text-align="center"/>
    </style:style>
    <style:style style:name="T1" style:family="text">
      <style:text-properties fo:font-size="18pt" fo:font-weight="bold" officeooo:rsid="010b5a77" style:font-weight-asian="bold" style:font-weight-complex="bold"/>
    </style:style>
    <style:style style:name="T2" style:family="text">
      <style:text-properties fo:font-size="18pt" officeooo:rsid="0100a8fc"/>
    </style:style>
    <style:style style:name="T3" style:family="text">
      <style:text-properties fo:font-size="18pt" officeooo:rsid="0102248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fc18a6" style:font-style-asian="italic" style:font-style-complex="italic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T7" style:family="text">
      <style:text-properties fo:color="#2a6099" loext:opacity="100%" fo:font-weight="bold" officeooo:rsid="01049089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fd84c7" style:font-weight-asian="bold" style:font-weight-complex="bold"/>
    </style:style>
    <style:style style:name="T10" style:family="text">
      <style:text-properties fo:font-weight="bold" officeooo:rsid="01022484" style:font-weight-asian="bold" style:font-weight-complex="bold"/>
    </style:style>
    <style:style style:name="T11" style:family="text">
      <style:text-properties fo:font-weight="bold" officeooo:rsid="0106251d" style:font-weight-asian="bold" style:font-weight-complex="bold"/>
    </style:style>
    <style:style style:name="T12" style:family="text">
      <style:text-properties fo:font-weight="bold" officeooo:rsid="010b5a77" style:font-weight-asian="bold" style:font-weight-complex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tyle="italic" style:font-style-asian="italic" style:font-style-complex="italic"/>
    </style:style>
    <style:style style:name="T15" style:family="text">
      <style:text-properties officeooo:rsid="00fc18a6"/>
    </style:style>
    <style:style style:name="T16" style:family="text">
      <style:text-properties style:font-name="OpenSymbol"/>
    </style:style>
    <style:style style:name="T17" style:family="text">
      <style:text-properties officeooo:rsid="00fd48d3"/>
    </style:style>
    <style:style style:name="T18" style:family="text">
      <style:text-properties officeooo:rsid="00fd84c7"/>
    </style:style>
    <style:style style:name="T19" style:family="text">
      <style:text-properties officeooo:rsid="00ff8ecf"/>
    </style:style>
    <style:style style:name="T20" style:family="text">
      <style:text-properties officeooo:rsid="0100a8fc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1022484"/>
    </style:style>
    <style:style style:name="T23" style:family="text">
      <style:text-properties style:font-name="Times New Roman1" officeooo:rsid="006855d6" style:font-name-asian="SimSun" style:font-name-complex="Mangal"/>
    </style:style>
    <style:style style:name="T24" style:family="text">
      <style:text-properties style:font-name="Times New Roman1" officeooo:rsid="010547bb" style:font-name-asian="SimSun" style:font-name-complex="Mang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1049089"/>
    </style:style>
    <style:style style:name="T27" style:family="text">
      <style:text-properties officeooo:rsid="010547bb"/>
    </style:style>
    <style:style style:name="T28" style:family="text">
      <style:text-properties officeooo:rsid="0105a78e"/>
    </style:style>
    <style:style style:name="T29" style:family="text">
      <style:text-properties officeooo:rsid="0106251d"/>
    </style:style>
    <style:style style:name="T30" style:family="text">
      <style:text-properties officeooo:rsid="010800d8"/>
    </style:style>
    <style:style style:name="T31" style:family="text">
      <style:text-properties officeooo:rsid="0109cc65"/>
    </style:style>
    <style:style style:name="T32" style:family="text">
      <style:text-properties officeooo:rsid="010b5a77"/>
    </style:style>
    <style:style style:name="T33" style:family="text">
      <style:text-properties officeooo:rsid="010ca152"/>
    </style:style>
    <style:style style:name="T34" style:family="text">
      <style:text-properties officeooo:rsid="010df2d0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3" svg:stroke-width="0.034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3" svg:stroke-width="0.034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6cm" svg:stroke-color="#000000" draw:marker-start="" draw:marker-start-width="0.39cm" draw:marker-start-center="false" draw:marker-end="" draw:marker-end-width="0.39cm" draw:marker-end-center="false" svg:stroke-opacity="90%" draw:fill="solid" draw:fill-color="#99ccff" draw:textarea-horizontal-align="center" draw:textarea-vertical-align="middle" fo:padding-top="0.155cm" fo:padding-bottom="0.155cm" fo:padding-left="0.28cm" fo:padding-right="0.28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svg:stroke-width="0.03cm" draw:marker-start-width="0.39cm" draw:marker-end-width="0.39cm" draw:fill="none" draw:textarea-horizontal-align="justify" draw:textarea-vertical-align="middle" draw:auto-grow-height="false" fo:min-height="0.937cm" fo:min-width="7.7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8" style:family="graphic">
      <style:graphic-properties svg:stroke-width="0.03cm" draw:marker-start-width="0.39cm" draw:marker-end="Arrow" draw:marker-end-width="0.19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3cm" draw:marker-start-width="0.39cm" draw:marker-end="Arrow" draw:marker-end-width="0.199cm" draw:textarea-horizontal-align="center" draw:textarea-vertical-align="middle" fo:padding-top="0.014cm" fo:padding-bottom="0.014cm" fo:padding-left="0.014cm" fo:padding-right="0.014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Fractions</text:p>
      <text:p text:style-name="Standard"/>
      <text:list xml:id="list1576338338" text:style-name="tfNum_20_I_29_">
        <text:list-item>
          <text:p text:style-name="P34">Ecriture fractionnaire et fractions</text:p>
        </text:list-item>
      </text:list>
      <text:p text:style-name="P2"><text:span text:style-name="T15">La division d’un </text:span><text:span text:style-name="T2">divi… <text:s text:c="6"/></text:span><text:span text:style-name="T15"><text:s/></text:span><text:span text:style-name="T5">a</text:span><text:span text:style-name="T15"> par un </text:span><text:span text:style-name="T2">divi… <text:s text:c="6"/></text:span><text:span text:style-name="T15"><text:s/></text:span><text:span text:style-name="T5">b</text:span><text:span text:style-name="T15"> peut s’écrire :</text:span></text:p>
      <text:list xml:id="list2311766735" text:style-name="tfPuce">
        <text:list-item>
          <text:p text:style-name="P27">en ligne : <text:s text:c="2"/><text:span text:style-name="T4">a</text:span> : <text:span text:style-name="T4">b</text:span> <text:s text:c="2"/>ou <text:s text:c="2"/><text:span text:style-name="T4">a</text:span> <text:span text:style-name="T16">÷</text:span><text:span text:style-name="T13"> </text:span><text:span text:style-name="T14">b</text:span><text:span text:style-name="T13"> <text:s text:c="2"/>ou <text:s text:c="2"/></text:span><text:span text:style-name="T14">a</text:span><text:span text:style-name="T13"> / </text:span><text:span text:style-name="T14">b</text:span></text:p>
        </text:list-item>
        <text:list-item>
          <text:p text:style-name="P28"><draw:line text:anchor-type="paragraph" draw:z-index="2" draw:name="Forme3" draw:style-name="gr8" draw:text-style-name="P40" svg:x1="11.017cm" svg:y1="0.191cm" svg:x2="10.031cm" svg:y2="0.376cm"><text:p/></draw:line><draw:line text:anchor-type="paragraph" draw:z-index="3" draw:name="Forme4" draw:style-name="gr8" draw:text-style-name="P40" svg:x1="11.017cm" svg:y1="1.434cm" svg:x2="10.031cm" svg:y2="1.275cm"><text:p/></draw:line><text:span text:style-name="T17">ou </text:span>en « écriture fractionnaire » : <text:s text:c="2"/><draw:frame draw:style-name="fr1" draw:name="Objet2" text:anchor-type="as-char" svg:y="-0.958cm" svg:width="0.797cm" svg:height="1.558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4"/>
      <text:p text:style-name="P4"/>
      <text:p text:style-name="tfCours">Une « fraction » est un quotient d’<text:span text:style-name="T21">entiers</text:span> écrit sous forme fractionnaire</text:p>
      <text:p text:style-name="P5"/>
      <text:p text:style-name="P5"/>
      <text:p text:style-name="P7">Ex :</text:p>
      <text:p text:style-name="P6"><draw:frame draw:style-name="fr1" draw:name="Objet1" text:anchor-type="as-char" svg:y="-0.958cm" svg:width="1.259cm" svg:height="1.558cm" draw:z-index="4"><draw:object xlink:href="./Object 1" xlink:type="simple" xlink:show="embed" xlink:actuate="onLoad"/><draw:image xlink:href="./ObjectReplacements/Object 1" xlink:type="simple" xlink:show="embed" xlink:actuate="onLoad"/></draw:frame><text:s/>est <text:s text:c="44"/>du quotient 2,5 : 3</text:p>
      <text:p text:style-name="P6"><draw:frame draw:style-name="fr1" draw:name="Objet3" text:anchor-type="as-char" svg:y="-0.958cm" svg:width="0.801cm" svg:height="1.558cm" draw:z-index="5"><draw:object xlink:href="./Object 3" xlink:type="simple" xlink:show="embed" xlink:actuate="onLoad"/><draw:image xlink:href="./ObjectReplacements/Object 3" xlink:type="simple" xlink:show="embed" xlink:actuate="onLoad"/></draw:frame><text:s/>est <text:span text:style-name="T22">une</text:span></text:p>
      <text:p text:style-name="P6"/>
      <text:p text:style-name="P6"/>
      <text:p text:style-name="P7">Remarques :</text:p>
      <text:list xml:id="list122122396540130" text:continue-numbering="true" text:style-name="tfPuce">
        <text:list-item>
          <text:p text:style-name="P26"><text:span text:style-name="T18">Les fractions sont très utilisées pour exprimer un partage à parts égales.<text:line-break/></text:span><text:span text:style-name="T9">Ex :</text:span><text:span text:style-name="T18"> </text:span><text:span text:style-name="T19">Pour c</text:span><text:span text:style-name="T18">olorier les </text:span><text:span text:style-name="T2"><draw:frame draw:style-name="fr1" draw:name="Objet4" text:anchor-type="as-char" svg:y="-0.958cm" svg:width="0.801cm" svg:height="1.558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18"><text:s/>du rectangle </text:span><text:span text:style-name="T19">ci-dessous,<text:line-break/></text:span><text:span text:style-name="T20">on commence par regarder le dénominateur pour savoir en combien de parts on découpe le rectangle.<text:line-break/></text:span><text:span text:style-name="T3">P</text:span><text:span text:style-name="T20">uis on regarde le numérateur pour savoir </text:span><text:span text:style-name="T22">combien on en colorie.</text:span></text:p>
        </text:list-item>
      </text:list>
      <text:p text:style-name="P1"><draw:custom-shape text:anchor-type="paragraph" draw:z-index="6" draw:name="Forme8" draw:style-name="gr7" draw:text-style-name="P39" svg:width="7.769cm" svg:height="0.966cm" svg:x="5.616cm" svg:y="0.228cm"><text:p/><draw:enhanced-geometry svg:viewBox="0 0 21600 21600" draw:type="rectangle" draw:enhanced-path="M 0 0 L 21600 0 21600 21600 0 21600 0 0 Z N"/></draw:custom-shape></text:p>
      <text:p text:style-name="P1"/>
      <text:p text:style-name="P1"/>
      <text:list xml:id="list122123599372422" text:continue-numbering="true" text:style-name="tfPuce">
        <text:list-item>
          <text:p text:style-name="P29">Une fraction ne peut pas toujours s’écrire sous forme décimale :</text:p>
          <text:p text:style-name="P26"><draw:g text:anchor-type="paragraph" draw:z-index="0" draw:name="Forme1" draw:style-name="gr9"><draw:line draw:name="Forme1" draw:style-name="gr10" draw:text-style-name="P40" svg:x1="4.066cm" svg:y1="2.318cm" svg:x2="4.235cm" svg:y2="1.166cm"><text:p/></draw:line><draw:line draw:name="Forme2" draw:style-name="gr10" draw:text-style-name="P40" svg:x1="8.507cm" svg:y1="2.326cm" svg:x2="8.336cm" svg:y2="1.155cm"><text:p/></draw:line></draw:g><text:span text:style-name="T10">Ex :</text:span><text:span text:style-name="T22"> <text:s text:c="6"/></text:span><text:span text:style-name="T22"><draw:frame draw:style-name="fr1" draw:name="Objet5" text:anchor-type="as-char" svg:y="-0.958cm" svg:width="2.12cm" svg:height="1.558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22"><text:s text:c="7"/></text:span><text:span text:style-name="T22"><draw:frame draw:style-name="fr1" draw:name="Objet6" text:anchor-type="as-char" svg:y="-0.958cm" svg:width="4.006cm" svg:height="1.558cm" draw:z-index="9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</text:list>
      <text:p text:style-name="P1"/>
      <text:p text:style-name="P8"><text:s text:c="13"/>Valeur exacte <text:s text:c="6"/>Valeur approchée</text:p>
      <text:list xml:id="list122122946568614" text:continue-list="list1576338338" text:style-name="tfNum_20_I_29_">
        <text:list-item>
          <text:p text:style-name="P35">Simplifier une fraction</text:p>
        </text:list-item>
      </text:list>
      <text:list xml:id="list2860309571" text:style-name="tfNum_20_1_29_">
        <text:list-item text:start-value="1">
          <text:p text:style-name="P32">Propriété</text:p>
        </text:list-item>
      </text:list>
      <text:p text:style-name="P13">La valeur d’une fraction ne change pas lorsque l’on multiplie (ou divise) son numérateur <text:span text:style-name="T21">et</text:span> son dénominateur par un <text:span text:style-name="T21">même</text:span> nombre <text:span text:style-name="T21">non nul</text:span>.</text:p>
      <text:p text:style-name="P12"/>
      <text:p text:style-name="P10"><text:span text:style-name="T8">Ex :</text:span><text:span text:style-name="T25"> </text:span><text:span text:style-name="T25"><draw:frame draw:style-name="fr1" draw:name="Objet7" text:anchor-type="as-char" svg:y="-0.958cm" svg:width="3.928cm" svg:height="1.558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8"><text:tab/></text:span><text:span text:style-name="T8"><draw:g text:anchor-type="as-char" svg:y="-2.191cm" draw:z-index="10" draw:name="Forme5" draw:style-name="gr1"><draw:line draw:style-name="gr4" draw:text-style-name="P37" svg:x1="0cm" svg:y1="1.177cm" svg:x2="6.516cm" svg:y2="1.177cm"><text:p/></draw:line><draw:line draw:style-name="gr4" draw:text-style-name="P37" svg:x1="3.258cm" svg:y1="1.071cm" svg:x2="3.258cm" svg:y2="1.268cm"><text:p/></draw:line><draw:line draw:style-name="gr4" draw:text-style-name="P37" svg:x1="4.884cm" svg:y1="1.074cm" svg:x2="4.884cm" svg:y2="1.271cm"><text:p/></draw:line><draw:line draw:style-name="gr4" draw:text-style-name="P37" svg:x1="1.631cm" svg:y1="1.074cm" svg:x2="1.631cm" svg:y2="1.271cm"><text:p/></draw:line><draw:line draw:style-name="gr4" draw:text-style-name="P37" svg:x1="6.511cm" svg:y1="1.074cm" svg:x2="6.511cm" svg:y2="1.271cm"><text:p/></draw:line><draw:line draw:style-name="gr4" draw:text-style-name="P37" svg:x1="0.004cm" svg:y1="1.074cm" svg:x2="0.004cm" svg:y2="1.271cm"><text:p/></draw:line><draw:line draw:style-name="gr5" draw:text-style-name="P37" svg:x1="0cm" svg:y1="1.177cm" svg:x2="3.26cm" svg:y2="1.177cm"><text:p/></draw:line><draw:frame draw:style-name="gr6" draw:text-style-name="P38" svg:width="0.525cm" svg:height="1.027cm" svg:x="1.378cm" svg:y="0cm"><draw:image xlink:href="Pictures/2000001E00000207000003E5AB2932078C11BB92.svm" xlink:type="simple" xlink:show="embed" xlink:actuate="onLoad" draw:mime-type="image/x-svm"><text:p/></draw:image><draw:image xlink:href="Pictures/10000001000000140000002668143BF4CE41ED3B.png" xlink:type="simple" xlink:show="embed" xlink:actuate="onLoad" draw:mime-type="image/png"/></draw:frame><draw:line draw:style-name="gr4" draw:text-style-name="P37" svg:x1="0cm" svg:y1="3.043cm" svg:x2="6.516cm" svg:y2="3.043cm"><text:p/></draw:line><draw:line draw:style-name="gr4" draw:text-style-name="P37" svg:x1="3.258cm" svg:y1="2.939cm" svg:x2="3.258cm" svg:y2="3.136cm"><text:p/></draw:line><draw:line draw:style-name="gr4" draw:text-style-name="P37" svg:x1="4.884cm" svg:y1="2.939cm" svg:x2="4.884cm" svg:y2="3.136cm"><text:p/></draw:line><draw:line draw:style-name="gr4" draw:text-style-name="P37" svg:x1="1.631cm" svg:y1="2.939cm" svg:x2="1.631cm" svg:y2="3.136cm"><text:p/></draw:line><draw:line draw:style-name="gr4" draw:text-style-name="P37" svg:x1="5.698cm" svg:y1="2.939cm" svg:x2="5.698cm" svg:y2="3.136cm"><text:p/></draw:line><draw:line draw:style-name="gr4" draw:text-style-name="P37" svg:x1="0.817cm" svg:y1="2.939cm" svg:x2="0.817cm" svg:y2="3.136cm"><text:p/></draw:line><draw:line draw:style-name="gr4" draw:text-style-name="P37" svg:x1="6.511cm" svg:y1="2.939cm" svg:x2="6.511cm" svg:y2="3.136cm"><text:p/></draw:line><draw:line draw:style-name="gr4" draw:text-style-name="P37" svg:x1="0.004cm" svg:y1="2.939cm" svg:x2="0.004cm" svg:y2="3.136cm"><text:p/></draw:line><draw:line draw:style-name="gr4" draw:text-style-name="P37" svg:x1="4.071cm" svg:y1="2.939cm" svg:x2="4.071cm" svg:y2="3.136cm"><text:p/></draw:line><draw:line draw:style-name="gr4" draw:text-style-name="P37" svg:x1="2.444cm" svg:y1="2.939cm" svg:x2="2.444cm" svg:y2="3.136cm"><text:p/></draw:line><draw:line draw:style-name="gr5" draw:text-style-name="P37" svg:x1="0cm" svg:y1="3.043cm" svg:x2="3.26cm" svg:y2="3.043cm"><text:p/></draw:line><draw:frame draw:style-name="gr6" draw:text-style-name="P38" svg:width="0.512cm" svg:height="0.964cm" svg:x="1.39cm" svg:y="1.933cm"><draw:image xlink:href="Pictures/2000001E00000207000003E5E7D858D6C713E3D0.svm" xlink:type="simple" xlink:show="embed" xlink:actuate="onLoad" draw:mime-type="image/x-svm"><text:p/></draw:image><draw:image xlink:href="Pictures/1000000100000014000000265ABBF5E37F9274CC.png" xlink:type="simple" xlink:show="embed" xlink:actuate="onLoad" draw:mime-type="image/png"/></draw:frame></draw:g></text:span></text:p>
      <text:p text:style-name="P14"/>
      <text:p text:style-name="P12"/>
      <text:list xml:id="list122123395715169" text:continue-numbering="true" text:style-name="tfNum_20_1_29_">
        <text:list-item>
          <text:p text:style-name="P32">Définition</text:p>
        </text:list-item>
      </text:list>
      <text:p text:style-name="P13">Simplifier une fraction, c’est la transformer en une fraction égale mais dont le numérateur et le dénominateur sont les plus petits possibles.</text:p>
      <text:p text:style-name="P13">Cette nouvelle fraction est dite <text:span text:style-name="T21">irréductible</text:span>.</text:p>
      <text:p text:style-name="P11"/>
      <text:p text:style-name="P12"><text:span text:style-name="T8">Ex 1 :</text:span> Simplifier <draw:frame draw:style-name="fr1" draw:name="Objet8" text:anchor-type="as-char" svg:y="-0.958cm" svg:width="1.111cm" svg:height="1.558cm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P12"><draw:frame draw:style-name="fr1" draw:name="Objet11" text:anchor-type="as-char" svg:y="-0.958cm" svg:width="7.916cm" svg:height="1.55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/>
      <text:p text:style-name="P12"><text:span text:style-name="T8">Ex 2 :</text:span> Simplifier <draw:frame draw:style-name="fr1" draw:name="Objet10" text:anchor-type="as-char" svg:y="-0.958cm" svg:width="1.111cm" svg:height="1.558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draw:frame draw:style-name="fr1" draw:name="Objet12" text:anchor-type="as-char" svg:y="-0.958cm" svg:width="1.642cm" svg:height="1.558cm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12"/>
      <text:p text:style-name="P12"><text:span text:style-name="T8">Ex 3 :</text:span> Transformer <draw:frame draw:style-name="fr1" draw:name="Objet9" text:anchor-type="as-char" svg:y="-0.958cm" svg:width="1.258cm" svg:height="1.558cm" draw:z-index="23"><draw:object xlink:href="./Object 12" xlink:type="simple" xlink:show="embed" xlink:actuate="onLoad"/><draw:image xlink:href="./ObjectReplacements/Object 12" xlink:type="simple" xlink:show="embed" xlink:actuate="onLoad"/></draw:frame><text:s/>en fraction</text:p>
      <text:p text:style-name="P14"><draw:frame draw:style-name="fr1" draw:name="Objet13" text:anchor-type="as-char" svg:y="-0.958cm" svg:width="1.789cm" svg:height="1.558cm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/>
      <text:p text:style-name="P12"/>
      <text:p text:style-name="P12">Attention : dans un exercice, si le résultat attendu est une fraction, vous devez toujours la simplifier.</text:p>
      <text:p text:style-name="P9"/>
      <text:list xml:id="list122122649205792" text:continue-list="list122122946568614" text:style-name="tfNum_20_I_29_">
        <text:list-item>
          <text:p text:style-name="P35">Fraction d’une quantité</text:p>
        </text:list-item>
      </text:list>
      <text:list xml:id="list122123442493155" text:continue-list="list122123395715169" text:style-name="tfNum_20_1_29_">
        <text:list-item text:start-value="1">
          <text:p text:style-name="tfTitre_20_1_29_">Intuitivement</text:p>
        </text:list-item>
      </text:list>
      <text:p text:style-name="P15"><text:span text:style-name="T11">Ex 1 :</text:span><text:span text:style-name="T29"> </text:span>On coupe une brioche en 9 parts. Nicolas prend deux <text:span text:style-name="T34">parts <text:line-break/></text:span>et Alceste <text:span text:style-name="T34">en </text:span>prend <text:span text:style-name="T34">trois fois plus </text:span><text:span text:style-name="T33">que Nicolas</text:span>.</text:p>
      <text:p text:style-name="P16">Fraction de la brioche prise par <text:span text:style-name="T6">Nicolas</text:span> : <text:s text:c="2"/><draw:frame draw:style-name="fr1" draw:name="Objet14" text:anchor-type="as-char" svg:y="-0.958cm" svg:width="0.79cm" svg:height="1.558cm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<text:span text:style-name="T26">Fraction </text:span><text:span text:style-name="T27">de la brioche </text:span><text:span text:style-name="T26">prise par </text:span><text:span text:style-name="T7">Alceste</text:span><text:span text:style-name="T26"> : <text:s text:c="2"/>3 </text:span><text:span text:style-name="T23">× </text:span><text:span text:style-name="T23"><draw:frame draw:style-name="fr1" draw:name="Objet19" text:anchor-type="as-char" svg:y="-0.958cm" svg:width="0.958cm" svg:height="1.558cm" draw:z-index="26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3"><text:s/></text:span><text:span text:style-name="T24">= </text:span><text:span text:style-name="T24"><draw:frame draw:style-name="fr1" draw:name="Objet15" text:anchor-type="as-char" svg:y="-0.958cm" svg:width="1.789cm" svg:height="1.558cm" draw:z-index="19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3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A"/>
        <table:table-column table:style-name="Tableau1.B" table:number-columns-repeated="4"/>
        <table:table-row table:style-name="TableLine9435234453676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I1" office:value-type="string">
            <text:p text:style-name="Table_20_Contents"/>
          </table:table-cell>
        </table:table-row>
      </table:table>
      <text:p text:style-name="P14"/>
      <text:p text:style-name="P14"/>
      <text:p text:style-name="P17"><text:span text:style-name="T11">Ex 2 :</text:span><text:span text:style-name="T29"> </text:span>Combien font les <draw:frame draw:style-name="fr1" draw:name="Objet16" text:anchor-type="as-char" svg:y="-0.958cm" svg:width="0.801cm" svg:height="1.558cm" draw:z-index="20"><draw:object xlink:href="./Object 16" xlink:type="simple" xlink:show="embed" xlink:actuate="onLoad"/><draw:image xlink:href="./ObjectReplacements/Object 16" xlink:type="simple" xlink:show="embed" xlink:actuate="onLoad"/></draw:frame><text:s/>de 8 km ?</text:p>
      <text:p text:style-name="P19"><text:span text:style-name="T31">On cherche donc à calculer : </text:span><text:span text:style-name="T31"><draw:frame draw:style-name="fr1" draw:name="Objet24" text:anchor-type="as-char" svg:y="-0.958cm" svg:width="0.801cm" svg:height="1.558cm" draw:z-index="28"><draw:object xlink:href="./Object 24" xlink:type="simple" xlink:show="embed" xlink:actuate="onLoad"/><draw:image xlink:href="./ObjectReplacements/Object 24" xlink:type="simple" xlink:show="embed" xlink:actuate="onLoad"/></draw:frame></text:span><text:span text:style-name="T31"><text:s/></text:span><text:span text:style-name="T23">×</text:span></text:p>
      <text:p text:style-name="P17">On divise les 8 km en 4 parts de longueur : <draw:frame draw:style-name="fr1" draw:name="Objet17" text:anchor-type="as-char" svg:y="-0.958cm" svg:width="0.958cm" svg:height="1.558cm" draw:z-index="21"><draw:object xlink:href="./Object 17" xlink:type="simple" xlink:show="embed" xlink:actuate="onLoad"/><draw:image xlink:href="./ObjectReplacements/Object 17" xlink:type="simple" xlink:show="embed" xlink:actuate="onLoad"/></draw:frame></text:p>
      <text:p text:style-name="P18"><text:span text:style-name="T28">Puis on garde 3 parts. </text:span><text:span text:style-name="T30">La longueur cherchée est</text:span><text:span text:style-name="T28"> : 3 </text:span><text:span text:style-name="T23">×</text:span> <text:span text:style-name="T27"><draw:frame draw:style-name="fr1" draw:name="Objet18" text:anchor-type="as-char" svg:y="-0.958cm" svg:width="0.958cm" svg:height="1.558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7"><text:s/></text:span><text:span text:style-name="T28">= </text:span></text:p>
      <text:p text:style-name="P18"/>
      <text:p text:style-name="P20"><draw:g text:anchor-type="as-char" svg:y="-0.102cm" draw:z-index="15" draw:name="Forme5" draw:style-name="gr1"><draw:line draw:style-name="gr2" draw:text-style-name="P36" svg:x1="0cm" svg:y1="0cm" svg:x2="0cm" svg:y2="0.362cm"><text:p/></draw:line><draw:line draw:style-name="gr2" draw:text-style-name="P36" svg:x1="1.125cm" svg:y1="0cm" svg:x2="1.125cm" svg:y2="0.362cm"><text:p/></draw:line><draw:line draw:style-name="gr2" draw:text-style-name="P36" svg:x1="1.036cm" svg:y1="0.184cm" svg:x2="1.217cm" svg:y2="0.184cm"><text:p/></draw:line><draw:line draw:style-name="gr2" draw:text-style-name="P36" svg:x1="2.252cm" svg:y1="0cm" svg:x2="2.252cm" svg:y2="0.362cm"><text:p/></draw:line><draw:line draw:style-name="gr2" draw:text-style-name="P36" svg:x1="2.162cm" svg:y1="0.184cm" svg:x2="2.345cm" svg:y2="0.184cm"><text:p/></draw:line><draw:line draw:style-name="gr2" draw:text-style-name="P36" svg:x1="3.378cm" svg:y1="0cm" svg:x2="3.378cm" svg:y2="0.362cm"><text:p/></draw:line><draw:line draw:style-name="gr2" draw:text-style-name="P36" svg:x1="3.286cm" svg:y1="0.184cm" svg:x2="3.469cm" svg:y2="0.184cm"><text:p/></draw:line><draw:line draw:style-name="gr2" draw:text-style-name="P36" svg:x1="4.503cm" svg:y1="0cm" svg:x2="4.503cm" svg:y2="0.362cm"><text:p/></draw:line><draw:line draw:style-name="gr2" draw:text-style-name="P36" svg:x1="4.414cm" svg:y1="0.184cm" svg:x2="4.595cm" svg:y2="0.184cm"><text:p/></draw:line><draw:line draw:style-name="gr2" draw:text-style-name="P36" svg:x1="5.63cm" svg:y1="0cm" svg:x2="5.63cm" svg:y2="0.362cm"><text:p/></draw:line><draw:line draw:style-name="gr2" draw:text-style-name="P36" svg:x1="5.538cm" svg:y1="0.184cm" svg:x2="5.719cm" svg:y2="0.184cm"><text:p/></draw:line><draw:line draw:style-name="gr2" draw:text-style-name="P36" svg:x1="6.755cm" svg:y1="0cm" svg:x2="6.755cm" svg:y2="0.362cm"><text:p/></draw:line><draw:line draw:style-name="gr2" draw:text-style-name="P36" svg:x1="6.664cm" svg:y1="0.184cm" svg:x2="6.847cm" svg:y2="0.184cm"><text:p/></draw:line><draw:line draw:style-name="gr2" draw:text-style-name="P36" svg:x1="7.881cm" svg:y1="0cm" svg:x2="7.881cm" svg:y2="0.362cm"><text:p/></draw:line><draw:line draw:style-name="gr2" draw:text-style-name="P36" svg:x1="7.79cm" svg:y1="0.184cm" svg:x2="7.971cm" svg:y2="0.184cm"><text:p/></draw:line><draw:line draw:style-name="gr2" draw:text-style-name="P36" svg:x1="9.007cm" svg:y1="0cm" svg:x2="9.007cm" svg:y2="0.362cm"><text:p/></draw:line><draw:line draw:style-name="gr3" draw:text-style-name="P36" svg:x1="0cm" svg:y1="0.185cm" svg:x2="9.006cm" svg:y2="0.185cm"><text:p/></draw:line></draw:g></text:p>
      <text:p text:style-name="P18"/>
      <text:p text:style-name="P18"/>
      <text:list xml:id="list122122875372219" text:continue-numbering="true" text:style-name="tfNum_20_1_29_">
        <text:list-item>
          <text:p text:style-name="tfTitre_20_1_29_">Propriétés</text:p>
        </text:list-item>
      </text:list>
      <text:list xml:id="list122123608669939" text:continue-list="list122123599372422" text:style-name="tfPuce">
        <text:list-item>
          <text:p text:style-name="P30">Prendre « <draw:frame draw:style-name="fr1" draw:name="Objet20" text:anchor-type="as-char" svg:y="-0.958cm" svg:width="0.797cm" svg:height="1.558cm" draw:z-index="24"><draw:object xlink:href="./Object 20" xlink:type="simple" xlink:show="embed" xlink:actuate="onLoad"/><draw:image xlink:href="./ObjectReplacements/Object 20" xlink:type="simple" xlink:show="embed" xlink:actuate="onLoad"/></draw:frame> de c », revient à calculer : <draw:frame draw:style-name="fr1" draw:name="Objet21" text:anchor-type="as-char" svg:y="-0.958cm" svg:width="1.642cm" svg:height="1.558cm" draw:z-index="29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31"><draw:frame draw:style-name="fr1" draw:name="Objet22" text:anchor-type="as-char" svg:y="-0.958cm" svg:width="5.616cm" svg:height="1.558cm" draw:z-index="25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  <text:list-item>
          <text:p text:style-name="P31"><draw:frame draw:style-name="fr1" draw:name="Objet23" text:anchor-type="as-char" svg:y="-0.958cm" svg:width="2.545cm" svg:height="1.558cm" draw:z-index="27"><draw:object xlink:href="./Object 23" xlink:type="simple" xlink:show="embed" xlink:actuate="onLoad"/><draw:image xlink:href="./ObjectReplacements/Object 23" xlink:type="simple" xlink:show="embed" xlink:actuate="onLoad"/></draw:frame></text:p>
        </text:list-item>
      </text:list>
      <text:p text:style-name="Standard"/>
      <text:list xml:id="list122123577053524" text:continue-list="list122122875372219" text:style-name="tfNum_20_1_29_">
        <text:list-item>
          <text:p text:style-name="P33">Dans les exercices</text:p>
        </text:list-item>
      </text:list>
      <text:p text:style-name="P21"><text:span text:style-name="T8">Ex 3 :</text:span><text:span text:style-name="T25"> Calculer astucieusement : </text:span><text:span text:style-name="T25"><draw:frame draw:style-name="fr1" draw:name="Objet25" text:anchor-type="as-char" svg:y="-0.958cm" svg:width="3.002cm" svg:height="1.558cm" draw:z-index="30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4"/>
      <text:p text:style-name="P24">A = </text:p>
      <text:p text:style-name="P24"/>
      <text:p text:style-name="P24"/>
      <text:p text:style-name="P24"/>
      <text:p text:style-name="P22"><text:span text:style-name="T12">Ex </text:span><text:span text:style-name="T1">4</text:span><text:span text:style-name="T12"> :</text:span><text:span text:style-name="T32"> Une salle de 60 places n’est occupée qu’aux deux tiers. Combien de places sont prises ?</text:span></text:p>
      <text:p text:style-name="P21"/>
      <text:p text:style-name="P21">Appelons N ce nombre de places.</text:p>
      <text:p text:style-name="P21"/>
      <text:p text:style-name="P21">N = </text:p>
      <text:p text:style-name="P21"/>
      <text:p text:style-name="P21">Il y a donc <text:s text:c="9"/>places pris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Normal" style:font-family-generic="roman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8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1DT8M55S</meta:editing-duration>
    <meta:editing-cycles>196</meta:editing-cycles>
    <meta:generator>LibreOffice/7.2.5.2$Linux_X86_64 LibreOffice_project/20$Build-2</meta:generator>
    <meta:initial-creator>Véronique et Thibaud FONTANET</meta:initial-creator>
    <dc:date>2022-02-09T12:21:21.408902640</dc:date>
    <meta:print-date>2015-03-21T18:42:51.093000000</meta:print-date>
    <meta:document-statistic meta:table-count="1" meta:image-count="0" meta:object-count="25" meta:page-count="4" meta:paragraph-count="49" meta:word-count="372" meta:character-count="2028" meta:non-whitespace-character-count="15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frac>
      <mn>2,5</mn>
      <mn>3</mn>
    </mfrac>
    <annotation encoding="StarMath 5.0">{alignc {2,5}over{3}}%%&lt;cmathArbre&gt;«/­2.5­3»&lt;/cmathArbre&gt;&lt;cmathFormule&gt;2.5/3&lt;/cmathFormule&gt;</annotation>
  </semantics>
</math>
</file>

<file path=Object 10/content.xml><?xml version="1.0" encoding="utf-8"?>
<math xmlns="http://www.w3.org/1998/Math/MathML" display="block">
  <semantics>
    <mfrac>
      <mn>42</mn>
      <mn>14</mn>
    </mfrac>
    <annotation encoding="StarMath 5.0">{alignc {42}over{14}}%%&lt;cmathArbre&gt;«/­42­14»&lt;/cmathArbre&gt;&lt;cmathFormule&gt;42/14&lt;/cmathFormule&gt;</annotation>
  </semantics>
</math>
</file>

<file path=Object 11/content.xml><?xml version="1.0" encoding="utf-8"?>
<math xmlns="http://www.w3.org/1998/Math/MathML" display="block">
  <semantics>
    <mrow>
      <mfrac>
        <mn>4</mn>
        <mn>6,4</mn>
      </mfrac>
      <mo stretchy="false">=</mo>
      <mrow/>
    </mrow>
    <annotation encoding="StarMath 5.0">{{alignc {4}over{6,4}}}={}%%&lt;cmathArbre&gt;«=­«/­4­6.4»­»&lt;/cmathArbre&gt;&lt;cmathFormule&gt;4/6.4=&lt;/cmathFormule&gt;</annotation>
  </semantics>
</math>
</file>

<file path=Object 12/content.xml><?xml version="1.0" encoding="utf-8"?>
<math xmlns="http://www.w3.org/1998/Math/MathML" display="block">
  <semantics>
    <mfrac>
      <mn>4</mn>
      <mn>6,4</mn>
    </mfrac>
    <annotation encoding="StarMath 5.0">{alignc {4}over{6,4}}%%&lt;cmathArbre&gt;«/­4­6.4»&lt;/cmathArbre&gt;&lt;cmathFormule&gt;4/6.4&lt;/cmathFormule&gt;</annotation>
  </semantics>
</math>
</file>

<file path=Object 13/content.xml><?xml version="1.0" encoding="utf-8"?>
<math xmlns="http://www.w3.org/1998/Math/MathML" display="block">
  <semantics>
    <mfrac>
      <mn>2</mn>
      <mn>9</mn>
    </mfrac>
    <annotation encoding="StarMath 5.0">{alignc {2}over{9}}%%&lt;cmathArbre&gt;«/­2­9»&lt;/cmathArbre&gt;&lt;cmathFormule&gt;2/9&lt;/cmathFormule&gt;</annotation>
  </semantics>
</math>
</file>

<file path=Object 14/content.xml><?xml version="1.0" encoding="utf-8"?>
<math xmlns="http://www.w3.org/1998/Math/MathML" display="block">
  <semantics>
    <mrow>
      <mfrac>
        <mn>30</mn>
        <mn>42</mn>
      </mfrac>
      <mo stretchy="false">=</mo>
      <mfrac>
        <mrow>
          <mn>2</mn>
          <mo stretchy="false">×</mo>
          <mn>15</mn>
        </mrow>
        <mrow>
          <mn>2</mn>
          <mo stretchy="false">×</mo>
          <mn>21</mn>
        </mrow>
      </mfrac>
      <mo stretchy="false">=</mo>
      <mfrac>
        <mn>15</mn>
        <mn>21</mn>
      </mfrac>
      <mo stretchy="false">=</mo>
      <mfrac>
        <mrow>
          <mn>5</mn>
          <mo stretchy="false">×</mo>
          <mn>3</mn>
        </mrow>
        <mrow>
          <mn>7</mn>
          <mo stretchy="false">×</mo>
          <mn>3</mn>
        </mrow>
      </mfrac>
      <mo stretchy="false">=</mo>
      <mfrac>
        <mn>5</mn>
        <mn>7</mn>
      </mfrac>
    </mrow>
    <annotation encoding="StarMath 5.0">{{alignc {30}over{42}}}={{{alignc {{2 times 15}}over{{2 times 21}}}}={{{alignc {15}over{21}}}={{{alignc {{5 times 3}}over{{7 times 3}}}}={{alignc {5}over{7}}}}}}%%&lt;cmathArbre&gt;«=­«/­30­42»­«=­«/­«{}­«*­2­15»»­«{}­«*­2­21»»»­«=­«/­15­21»­«=­«/­«{}­«*­5­3»»­«{}­«*­7­3»»»­«/­5­7»»»»»&lt;/cmathArbre&gt;&lt;cmathFormule&gt;30/42={2*15}/{2*21}=15/21={5*3}/{7*3}=5/7&lt;/cmathFormule&gt;</annotation>
  </semantics>
</math>
</file>

<file path=Object 15/content.xml><?xml version="1.0" encoding="utf-8"?>
<math xmlns="http://www.w3.org/1998/Math/MathML" display="block">
  <semantics>
    <mfrac>
      <mtext>   ×   </mtext>
      <mn>9</mn>
    </mfrac>
    <annotation encoding="StarMath 5.0">{alignc {"   ×   "}over{9}}%%&lt;cmathArbre&gt;«/­«""­   ×   »­9»&lt;/cmathArbre&gt;&lt;cmathFormule&gt;"   ×   "/9&lt;/cmathFormule&gt;</annotation>
  </semantics>
</math>
</file>

<file path=Object 16/content.xml><?xml version="1.0" encoding="utf-8"?>
<math xmlns="http://www.w3.org/1998/Math/MathML" display="block">
  <semantics>
    <mfrac>
      <mn>3</mn>
      <mn>4</mn>
    </mfrac>
    <annotation encoding="StarMath 5.0">{alignc {3}over{4}}%%&lt;cmathArbre&gt;«/­3­4»&lt;/cmathArbre&gt;&lt;cmathFormule&gt;3/4&lt;/cmathFormule&gt;</annotation>
  </semantics>
</math>
</file>

<file path=Object 17/content.xml><?xml version="1.0" encoding="utf-8"?>
<math xmlns="http://www.w3.org/1998/Math/MathML" display="block">
  <semantics>
    <mfrac>
      <mtext>   </mtext>
      <mtext>   </mtext>
    </mfrac>
    <annotation encoding="StarMath 5.0">{alignc {"   "}over{"   "}}%%&lt;cmathArbre&gt;«/­«""­   »­«""­   »»&lt;/cmathArbre&gt;&lt;cmathFormule&gt;"   "/"   "&lt;/cmathFormule&gt;</annotation>
  </semantics>
</math>
</file>

<file path=Object 18/content.xml><?xml version="1.0" encoding="utf-8"?>
<math xmlns="http://www.w3.org/1998/Math/MathML" display="block">
  <semantics>
    <mfrac>
      <mtext>   </mtext>
      <mtext>   </mtext>
    </mfrac>
    <annotation encoding="StarMath 5.0">{alignc {"   "}over{"   "}}%%&lt;cmathArbre&gt;«/­«""­   »­«""­   »»&lt;/cmathArbre&gt;&lt;cmathFormule&gt;"   "/"   "&lt;/cmathFormule&gt;</annotation>
  </semantics>
</math>
</file>

<file path=Object 19/content.xml><?xml version="1.0" encoding="utf-8"?>
<math xmlns="http://www.w3.org/1998/Math/MathML" display="block">
  <semantics>
    <mfrac>
      <mtext>   </mtext>
      <mtext>   </mtext>
    </mfrac>
    <annotation encoding="StarMath 5.0">{alignc {"   "}over{"   "}}%%&lt;cmathArbre&gt;«/­«""­   »­«""­   »»&lt;/cmathArbre&gt;&lt;cmathFormule&gt;"   "/"   "&lt;/cmathFormule&gt;</annotation>
  </semantics>
</math>
</file>

<file path=Object 2/content.xml><?xml version="1.0" encoding="utf-8"?>
<math xmlns="http://www.w3.org/1998/Math/MathML" display="block">
  <semantics>
    <mfrac>
      <mi>a</mi>
      <mi>b</mi>
    </mfrac>
    <annotation encoding="StarMath 5.0">{alignc {a}over{b}}%%&lt;cmathArbre&gt;«/­a­b»&lt;/cmathArbre&gt;&lt;cmathFormule&gt;a/b&lt;/cmathFormule&gt;</annotation>
  </semantics>
</math>
</file>

<file path=Object 20/content.xml><?xml version="1.0" encoding="utf-8"?>
<math xmlns="http://www.w3.org/1998/Math/MathML" display="block">
  <semantics>
    <mfrac>
      <mi>a</mi>
      <mi>b</mi>
    </mfrac>
    <annotation encoding="StarMath 5.0">{alignc {a}over{b}}%%&lt;cmathArbre&gt;«/­a­b»&lt;/cmathArbre&gt;&lt;cmathFormule&gt;a/b&lt;/cmathFormule&gt;</annotation>
  </semantics>
</math>
</file>

<file path=Object 21/content.xml><?xml version="1.0" encoding="utf-8"?>
<math xmlns="http://www.w3.org/1998/Math/MathML" display="block">
  <semantics>
    <mrow>
      <mfrac>
        <mi>a</mi>
        <mi>b</mi>
      </mfrac>
      <mo stretchy="false">×</mo>
      <mi>c</mi>
    </mrow>
    <annotation encoding="StarMath 5.0">{{alignc {a}over{b}}} times c%%&lt;cmathArbre&gt;«*­«{}­«/­a­b»»­c»&lt;/cmathArbre&gt;&lt;cmathFormule&gt;{a/b}*c&lt;/cmathFormule&gt;</annotation>
  </semantics>
</math>
</file>

<file path=Object 22/content.xml><?xml version="1.0" encoding="utf-8"?>
<math xmlns="http://www.w3.org/1998/Math/MathML" display="block">
  <semantics>
    <mrow>
      <mrow>
        <mfrac>
          <mi>a</mi>
          <mi>b</mi>
        </mfrac>
        <mo stretchy="false">×</mo>
        <mi>c</mi>
      </mrow>
      <mo stretchy="false">=</mo>
      <mfrac>
        <mrow>
          <mi>a</mi>
          <mo stretchy="false">×</mo>
          <mi>c</mi>
        </mrow>
        <mi>b</mi>
      </mfrac>
      <mo stretchy="false">=</mo>
      <mrow>
        <mi>a</mi>
        <mo stretchy="false">×</mo>
        <mfrac>
          <mi>c</mi>
          <mi>b</mi>
        </mfrac>
      </mrow>
    </mrow>
    <annotation encoding="StarMath 5.0">{{{alignc {a}over{b}}} times c}={{{alignc {{a times c}}over{b}}}={a times {{alignc {c}over{b}}}}}%%&lt;cmathArbre&gt;«=­«*­«{}­«/­a­b»»­c»­«=­«/­«{}­«*­a­c»»­b»­«*­a­«{}­«/­c­b»»»»»&lt;/cmathArbre&gt;&lt;cmathFormule&gt;{a/b}*c={a*c}/b=a*{c/b}&lt;/cmathFormule&gt;</annotation>
  </semantics>
</math>
</file>

<file path=Object 23/content.xml><?xml version="1.0" encoding="utf-8"?>
<math xmlns="http://www.w3.org/1998/Math/MathML" display="block">
  <semantics>
    <mrow>
      <mrow>
        <mfrac>
          <mi>a</mi>
          <mi>b</mi>
        </mfrac>
        <mo stretchy="false">×</mo>
        <mi>b</mi>
      </mrow>
      <mo stretchy="false">=</mo>
      <mi>a</mi>
    </mrow>
    <annotation encoding="StarMath 5.0">{{{alignc {a}over{b}}} times b}={a}%%&lt;cmathArbre&gt;«=­«*­«{}­«/­a­b»»­b»­a»&lt;/cmathArbre&gt;&lt;cmathFormule&gt;{a/b}*b=a&lt;/cmathFormule&gt;</annotation>
  </semantics>
</math>
</file>

<file path=Object 24/content.xml><?xml version="1.0" encoding="utf-8"?>
<math xmlns="http://www.w3.org/1998/Math/MathML" display="block">
  <semantics>
    <mfrac>
      <mn>3</mn>
      <mn>4</mn>
    </mfrac>
    <annotation encoding="StarMath 5.0">{alignc {3}over{4}}%%&lt;cmathArbre&gt;«/­3­4»&lt;/cmathArbre&gt;&lt;cmathFormule&gt;3/4&lt;/cmathFormule&gt;</annotation>
  </semantics>
</math>
</file>

<file path=Object 25/content.xml><?xml version="1.0" encoding="utf-8"?>
<math xmlns="http://www.w3.org/1998/Math/MathML" display="block">
  <semantics>
    <mrow>
      <mtext>A</mtext>
      <mo stretchy="false">=</mo>
      <mrow>
        <mfrac>
          <mn>2</mn>
          <mn>7</mn>
        </mfrac>
        <mo stretchy="false">×</mo>
        <mn>14</mn>
      </mrow>
    </mrow>
    <annotation encoding="StarMath 5.0">{"A"}={{{alignc {2}over{7}}} times 14}%%&lt;cmathArbre&gt;«=­varMaj A­«*­«{}­«/­2­7»»­14»»&lt;/cmathArbre&gt;&lt;cmathFormule&gt;A={2/7}*14&lt;/cmathFormule&gt;</annotation>
  </semantics>
</math>
</file>

<file path=Object 3/content.xml><?xml version="1.0" encoding="utf-8"?>
<math xmlns="http://www.w3.org/1998/Math/MathML" display="block">
  <semantics>
    <mfrac>
      <mn>4</mn>
      <mn>3</mn>
    </mfrac>
    <annotation encoding="StarMath 5.0">{alignc {4}over{3}}%%&lt;cmathArbre&gt;«/­4­3»&lt;/cmathArbre&gt;&lt;cmathFormule&gt;4/3&lt;/cmathFormule&gt;</annotation>
  </semantics>
</math>
</file>

<file path=Object 4/content.xml><?xml version="1.0" encoding="utf-8"?>
<math xmlns="http://www.w3.org/1998/Math/MathML" display="block">
  <semantics>
    <mfrac>
      <mn>3</mn>
      <mn>4</mn>
    </mfrac>
    <annotation encoding="StarMath 5.0">{alignc {3}over{4}}%%&lt;cmathArbre&gt;«/­3­4»&lt;/cmathArbre&gt;&lt;cmathFormule&gt;3/4&lt;/cmathFormule&gt;</annotation>
  </semantics>
</math>
</file>

<file path=Object 5/content.xml><?xml version="1.0" encoding="utf-8"?>
<math xmlns="http://www.w3.org/1998/Math/MathML" display="block">
  <semantics>
    <mrow>
      <mfrac>
        <mn>1</mn>
        <mn>2</mn>
      </mfrac>
      <mo stretchy="false">=</mo>
      <mn>0,5</mn>
    </mrow>
    <annotation encoding="StarMath 5.0">{{alignc {1}over{2}}}={0,5}%%&lt;cmathArbre&gt;«=­«/­1­2»­0.5»&lt;/cmathArbre&gt;&lt;cmathFormule&gt;1/2=0.5&lt;/cmathFormule&gt;</annotation>
  </semantics>
</math>
</file>

<file path=Object 6/content.xml><?xml version="1.0" encoding="utf-8"?>
<math xmlns="http://www.w3.org/1998/Math/MathML" display="block">
  <semantics>
    <mrow>
      <mfrac>
        <mn>1</mn>
        <mn>3</mn>
      </mfrac>
      <mo stretchy="false">≈</mo>
      <mrow>
        <mn>0,33333</mn>
        <mi>…</mi>
      </mrow>
    </mrow>
    <annotation encoding="StarMath 5.0">{{alignc {1}over{3}}} approx {0,33333…}%%&lt;cmathArbre&gt;«≈­«/­1­3»­0.33333…»&lt;/cmathArbre&gt;&lt;cmathFormule&gt;1/3≈0.33333…&lt;/cmathFormule&gt;</annotation>
  </semantics>
</math>
</file>

<file path=Object 7/content.xml><?xml version="1.0" encoding="utf-8"?>
<math xmlns="http://www.w3.org/1998/Math/MathML" display="block">
  <semantics>
    <mrow>
      <mfrac>
        <mn>2</mn>
        <mn>4</mn>
      </mfrac>
      <mo stretchy="false">=</mo>
      <mfrac>
        <mrow>
          <mn>2</mn>
          <mo stretchy="false">×</mo>
          <mn>2</mn>
        </mrow>
        <mrow>
          <mn>4</mn>
          <mo stretchy="false">×</mo>
          <mn>2</mn>
        </mrow>
      </mfrac>
      <mo stretchy="false">=</mo>
      <mfrac>
        <mn>4</mn>
        <mn>8</mn>
      </mfrac>
    </mrow>
    <annotation encoding="StarMath 5.0">{{alignc {2}over{4}}}={{{alignc {{2 times 2}}over{{4 times 2}}}}={{alignc {4}over{8}}}}%%&lt;cmathArbre&gt;«=­«/­2­4»­«=­«/­«{}­«*­2­2»»­«{}­«*­4­2»»»­«/­4­8»»»&lt;/cmathArbre&gt;&lt;cmathFormule&gt;2/4={2*2}/{4*2}=4/8&lt;/cmathFormule&gt;</annotation>
  </semantics>
</math>
</file>

<file path=Object 8/content.xml><?xml version="1.0" encoding="utf-8"?>
<math xmlns="http://www.w3.org/1998/Math/MathML" display="block">
  <semantics>
    <mfrac>
      <mn>30</mn>
      <mn>42</mn>
    </mfrac>
    <annotation encoding="StarMath 5.0">{alignc {30}over{42}}%%&lt;cmathArbre&gt;«/­30­42»&lt;/cmathArbre&gt;&lt;cmathFormule&gt;30/42&lt;/cmathFormule&gt;</annotation>
  </semantics>
</math>
</file>

<file path=Object 9/content.xml><?xml version="1.0" encoding="utf-8"?>
<math xmlns="http://www.w3.org/1998/Math/MathML" display="block">
  <semantics>
    <mrow>
      <mfrac>
        <mn>42</mn>
        <mn>14</mn>
      </mfrac>
      <mo stretchy="false">=</mo>
      <mrow/>
    </mrow>
    <annotation encoding="StarMath 5.0">{{alignc {42}over{14}}}={}%%&lt;cmathArbre&gt;«=­«/­42­14»­»&lt;/cmathArbre&gt;&lt;cmathFormule&gt;42/14=&lt;/cmathFormule&gt;</annotation>
  </semantics>
</math>
</file>